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8pt" style:font-size-asian="28pt" style:font-size-complex="28pt" fo:font-weight="bold" style:font-weight-asian="bold" style:font-weight-complex="bold"/>
    </style:style>
    <style:style style:name="ce3" style:family="table-cell" style:parent-style-name="Default" style:data-style-name="N0">
      <style:text-properties fo:font-size="16pt" style:font-size-asian="16pt" style:font-size-complex="16pt"/>
    </style:style>
    <style:style style:name="ce4" style:family="table-cell" style:parent-style-name="Default" style:data-style-name="N0">
      <style:table-cell-properties fo:background-color="#DDEBF7"/>
      <style:text-properties fo:font-size="16pt" style:font-size-asian="16pt" style:font-size-complex="16pt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fo:background-color="#F7F7F7"/>
      <style:text-properties fo:color="#000000" style:font-name="Open Sans" style:font-name-asian="Open Sans" style:font-name-complex="Open Sans"/>
    </style:style>
    <style:style style:name="ce7" style:family="table-cell" style:parent-style-name="Default" style:data-style-name="N0">
      <style:table-cell-properties style:vertical-align="automatic" fo:wrap-option="wrap" fo:background-color="#F7F7F7"/>
    </style:style>
    <style:style style:name="ce8" style:family="table-cell" style:parent-style-name="Default" style:data-style-name="N0">
      <style:table-cell-properties fo:border="thin solid #000000"/>
      <style:text-properties fo:font-size="28pt" style:font-size-asian="28pt" style:font-size-complex="2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FF0000"/>
      <style:text-properties fo:font-size="16pt" style:font-size-asian="16pt" style:font-size-complex="16pt"/>
    </style:style>
    <style:style style:name="ce10" style:family="table-cell" style:parent-style-name="Default" style:data-style-name="N0">
      <style:table-cell-properties fo:border="thin solid #000000"/>
      <style:text-properties fo:font-size="16pt" style:font-size-asian="16pt" style:font-size-complex="16pt"/>
    </style:style>
    <style:style style:name="ce11" style:family="table-cell" style:parent-style-name="Default" style:data-style-name="N0">
      <style:table-cell-properties fo:border="thin solid #000000" fo:background-color="#00B050"/>
      <style:text-properties fo:font-size="16pt" style:font-size-asian="16pt" style:font-size-complex="16pt"/>
    </style:style>
    <style:style style:name="ce12" style:family="table-cell" style:parent-style-name="Default" style:data-style-name="N0">
      <style:table-cell-properties fo:border="thin solid #000000" fo:background-color="#0070C0"/>
      <style:text-properties fo:font-size="16pt" style:font-size-asian="16pt" style:font-size-complex="16pt"/>
    </style:style>
    <style:style style:name="co1" style:family="table-column">
      <style:table-column-properties fo:break-before="auto" style:column-width="18.5208333333333cm" style:use-optimal-column-width="true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984375cm" style:use-optimal-column-width="true"/>
    </style:style>
    <style:style style:name="co5" style:family="table-column">
      <style:table-column-properties fo:break-before="auto" style:column-width="4.841875cm"/>
    </style:style>
    <style:style style:name="ro1" style:family="table-row">
      <style:table-row-properties style:row-height="36.75pt" style:use-optimal-row-height="false" fo:break-before="auto"/>
    </style:style>
    <style:style style:name="ro2" style:family="table-row">
      <style:table-row-properties style:row-height="80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142.5pt" style:use-optimal-row-height="true" fo:break-before="auto"/>
    </style:style>
    <style:style style:name="ro7" style:family="table-row">
      <style:table-row-properties style:row-height="85.5pt" style:use-optimal-row-height="true" fo:break-before="auto"/>
    </style:style>
    <style:style style:name="ro8" style:family="table-row">
      <style:table-row-properties style:row-height="128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10"/>
        <table:table-column table:style-name="co3" table:number-columns-repeated="16382" table:default-cell-style-name="ce1"/>
        <table:table-row table:style-name="ro1">
          <table:table-cell office:value-type="string" table:style-name="ce2">
            <text:p>Pattern Recognition Functions</text:p>
          </table:table-cell>
          <table:table-cell table:style-name="ce8"/>
          <table:table-cell table:number-columns-repeated="16382"/>
        </table:table-row>
        <table:table-row table:style-name="ro2">
          <table:table-cell office:value-type="string" table:style-name="ce4">
            <text:p>CDL2CROWS - Two Crows</text:p>
          </table:table-cell>
          <table:table-cell table:style-name="ce9"/>
          <table:table-cell table:style-name="ce1">
            <draw:frame draw:z-index="1" draw:id="id0" draw:style-name="a0" draw:name="Picture 2" svg:x="0.01042in" svg:y="0in" svg:width="2.97917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2CROWS(open, high, low, close)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string" table:style-name="ce3">
            <text:p>CDL3BLACKCROWS - Three Black Crows</text:p>
          </table:table-cell>
          <table:table-cell table:style-name="ce9"/>
          <table:table-cell table:style-name="ce1">
            <draw:frame draw:z-index="33" draw:id="id32" draw:style-name="a32" draw:name="Picture 34" svg:x="0in" svg:y="0in" svg:width="3.80208in" svg:height="2.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3BLACKCROWS(open, high, low, close)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string" table:style-name="ce4">
            <text:p>CDL3INSIDE - Three Inside Up/Down</text:p>
          </table:table-cell>
          <table:table-cell table:style-name="ce9"/>
          <table:table-cell table:style-name="ce1">
            <draw:frame draw:z-index="2" draw:id="id1" draw:style-name="a1" draw:name="Picture 6" svg:x="0.01042in" svg:y="0in" svg:width="4.19792in" svg:height="2.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3INSIDE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3LINESTRIKE - Three-Line Strike</text:p>
          </table:table-cell>
          <table:table-cell table:style-name="ce9"/>
          <table:table-cell table:style-name="ce1">
            <draw:frame draw:z-index="3" draw:id="id2" draw:style-name="a2" draw:name="Picture 7" svg:x="0in" svg:y="0in" svg:width="4.10417in" svg:height="2.2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3LINESTRIKE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3OUTSIDE - Three Outside Up/Down</text:p>
          </table:table-cell>
          <table:table-cell table:style-name="ce9"/>
          <table:table-cell table:style-name="ce1">
            <draw:frame draw:z-index="4" draw:id="id3" draw:style-name="a3" draw:name="Picture 8" svg:x="0in" svg:y="0in" svg:width="4.03125in" svg:height="2.2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3OUTSIDE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3STARSINSOUTH - Three Stars In The South</text:p>
          </table:table-cell>
          <table:table-cell table:style-name="ce9"/>
          <table:table-cell table:style-name="ce1">
            <draw:frame draw:z-index="5" draw:id="id4" draw:style-name="a4" draw:name="Picture 10" svg:x="0in" svg:y="0in" svg:width="4.21875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3STARSINSOUTH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3WHITESOLDIERS - Three Advancing White Soldiers</text:p>
          </table:table-cell>
          <table:table-cell table:style-name="ce11"/>
          <table:table-cell table:style-name="ce1">
            <draw:frame draw:z-index="6" draw:id="id5" draw:style-name="a5" draw:name="Picture 11" svg:x="0in" svg:y="0in" svg:width="2.1875in" svg:height="2.1979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3WHITESOLDIERS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ABANDONEDBABY - Abandoned Baby</text:p>
          </table:table-cell>
          <table:table-cell table:style-name="ce9"/>
          <table:table-cell table:style-name="ce1">
            <draw:frame draw:z-index="7" draw:id="id6" draw:style-name="a6" draw:name="Picture 12" svg:x="0in" svg:y="0in" svg:width="4.3125in" svg:height="2.1979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ABANDONEDBABY(open, high, low, close, penetration=0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ADVANCEBLOCK - Advance Block</text:p>
          </table:table-cell>
          <table:table-cell table:style-name="ce9"/>
          <table:table-cell table:style-name="ce1">
            <draw:frame draw:z-index="8" draw:id="id7" draw:style-name="a7" draw:name="Picture 13" svg:x="0in" svg:y="0in" svg:width="2.97917in" svg:height="2.1979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ADVANCEBLOCK(open, high, low, close)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string" table:style-name="ce3">
            <text:p>CDLBELTHOLD - Belt-hold</text:p>
          </table:table-cell>
          <table:table-cell table:style-name="ce9"/>
          <table:table-cell table:style-name="ce1">
            <draw:frame draw:z-index="9" draw:id="id8" draw:style-name="a8" draw:name="Picture 14" svg:x="0in" svg:y="0in" svg:width="3.9375in" svg:height="2.1979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BELTHOLD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BREAKAWAY - Breakaway</text:p>
          </table:table-cell>
          <table:table-cell table:style-name="ce9"/>
          <table:table-cell table:style-name="ce1">
            <draw:frame draw:z-index="10" draw:id="id9" draw:style-name="a9" draw:name="Picture 15" svg:x="0in" svg:y="0in" svg:width="4.1875in" svg:height="2.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BREAKAWAY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CLOSINGMARUBOZU - Closing Marubozu</text:p>
          </table:table-cell>
          <table:table-cell table:style-name="ce9"/>
          <table:table-cell table:style-name="ce1">
            <draw:frame draw:z-index="11" draw:id="id10" draw:style-name="a10" draw:name="Picture 16" svg:x="0in" svg:y="0in" svg:width="4.04167in" svg:height="2.23958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CLOSINGMARUBOZU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CONCEALBABYSWALL - Concealing Baby Swallow</text:p>
          </table:table-cell>
          <table:table-cell table:style-name="ce9"/>
          <table:table-cell table:style-name="ce1">
            <draw:frame draw:z-index="12" draw:id="id11" draw:style-name="a11" draw:name="Picture 17" svg:x="0in" svg:y="0in" svg:width="4.36458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CONCEALBABYSWALL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COUNTERATTACK - Counterattack</text:p>
          </table:table-cell>
          <table:table-cell table:style-name="ce9"/>
          <table:table-cell table:style-name="ce1">
            <draw:frame draw:z-index="13" draw:id="id12" draw:style-name="a12" draw:name="Picture 18" svg:x="0in" svg:y="0in" svg:width="4in" svg:height="2.1979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COUNTERATTACK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DARKCLOUDCOVER - Dark Cloud Cover</text:p>
          </table:table-cell>
          <table:table-cell table:style-name="ce9"/>
          <table:table-cell table:style-name="ce1">
            <draw:frame draw:z-index="14" draw:id="id13" draw:style-name="a13" draw:name="Picture 19" svg:x="0in" svg:y="0in" svg:width="1.85417in" svg:height="2.22917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DARKCLOUDCOVER(open, high, low, close, penetration=0)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string" table:style-name="ce3">
            <text:p>CDLDOJI - Doji</text:p>
          </table:table-cell>
          <table:table-cell table:style-name="ce9"/>
          <table:table-cell table:style-name="ce1">
            <draw:frame draw:z-index="15" draw:id="id14" draw:style-name="a14" draw:name="Picture 20" svg:x="0in" svg:y="0.02083in" svg:width="3.91667in" svg:height="2.22917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DOJI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DOJISTAR - Doji Star</text:p>
          </table:table-cell>
          <table:table-cell table:style-name="ce9"/>
          <table:table-cell table:style-name="ce1">
            <draw:frame draw:z-index="16" draw:id="id15" draw:style-name="a15" draw:name="Picture 21" svg:x="0in" svg:y="0.03125in" svg:width="4.45833in" svg:height="2.22917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DOJISTAR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DRAGONFLYDOJI - Dragonfly Doji</text:p>
          </table:table-cell>
          <table:table-cell table:style-name="ce12"/>
          <table:table-cell table:style-name="ce1">
            <draw:frame draw:z-index="17" draw:id="id16" draw:style-name="a16" draw:name="Picture 22" svg:x="0in" svg:y="0in" svg:width="4.28125in" svg:height="2.2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DRAGONFLYDOJI(open, high, low, close)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string" table:style-name="ce4">
            <text:p>CDLENGULFING - Engulfing Pattern</text:p>
          </table:table-cell>
          <table:table-cell table:style-name="ce9"/>
          <table:table-cell table:style-name="ce1">
            <draw:frame draw:z-index="18" draw:id="id17" draw:style-name="a17" draw:name="Picture 23" svg:x="0in" svg:y="0in" svg:width="4.33333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ENGULFING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EVENINGDOJISTAR - Evening Doji Star</text:p>
          </table:table-cell>
          <table:table-cell table:style-name="ce9"/>
          <table:table-cell table:style-name="ce1">
            <draw:frame draw:z-index="20" draw:id="id19" draw:style-name="a19" draw:name="Picture 25" svg:x="0in" svg:y="0in" svg:width="3.03125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EVENINGDOJISTAR(open, high, low, close, penetration=0)</text:p>
          </table:table-cell>
          <table:table-cell table:style-name="ce9"/>
          <table:table-cell table:style-name="ce1">
            <draw:frame draw:z-index="19" draw:id="id18" draw:style-name="a18" draw:name="Picture 24" svg:x="0in" svg:y="1.10417in" svg:width="2.80208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CDLEVENINGSTAR - Evening Star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string" table:style-name="ce4">
            <text:p>integer = CDLEVENINGSTAR(open, high, low, close, penetration=0)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string" table:style-name="ce3">
            <text:p>CDLGAPSIDESIDEWHITE - Up/Down-gap side-by-side white lines</text:p>
          </table:table-cell>
          <table:table-cell table:style-name="ce9"/>
          <table:table-cell table:style-name="ce1">
            <draw:frame draw:z-index="21" draw:id="id20" draw:style-name="a20" draw:name="Picture 26" svg:x="0in" svg:y="0in" svg:width="3.125in" svg:height="2.2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22" draw:id="id21" draw:style-name="a21" draw:name="Picture 27" svg:x="0.48958in" svg:y="0in" svg:width="2.67708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string" table:style-name="ce3">
            <text:p>integer = CDLGAPSIDESIDEWHITE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GRAVESTONEDOJI - Gravestone Doji</text:p>
          </table:table-cell>
          <table:table-cell table:style-name="ce12"/>
          <table:table-cell table:style-name="ce1">
            <draw:frame draw:z-index="23" draw:id="id22" draw:style-name="a22" draw:name="Picture 28" svg:x="0in" svg:y="0in" svg:width="2.3125in" svg:height="2.2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GRAVESTONEDOJI(open, high, low, close)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string" table:style-name="ce3">
            <text:p>CDLHAMMER - Hammer</text:p>
          </table:table-cell>
          <table:table-cell table:style-name="ce11"/>
          <table:table-cell table:style-name="ce1">
            <draw:frame draw:z-index="25" draw:id="id24" draw:style-name="a24" draw:name="Picture 1" svg:x="0in" svg:y="0in" svg:width="2.78125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HAMMER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HANGINGMAN - Hanging Man</text:p>
          </table:table-cell>
          <table:table-cell table:style-name="ce9"/>
          <table:table-cell table:style-name="ce1">
            <draw:frame draw:z-index="24" draw:id="id23" draw:style-name="a23" draw:name="Picture 30" svg:x="0in" svg:y="0in" svg:width="2in" svg:height="2.1979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HANGINGMAN(open, high, low, close)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string" table:style-name="ce3">
            <text:p>CDLHARAMI - Harami Pattern</text:p>
          </table:table-cell>
          <table:table-cell table:style-name="ce9"/>
          <table:table-cell table:style-name="ce1">
            <draw:frame draw:z-index="26" draw:id="id25" draw:style-name="a25" draw:name="Picture 3" svg:x="0in" svg:y="0in" svg:width="4.07292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HARAMI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HARAMICROSS - Harami Cross Pattern</text:p>
          </table:table-cell>
          <table:table-cell table:style-name="ce9"/>
          <table:table-cell table:style-name="ce1">
            <draw:frame draw:z-index="27" draw:id="id26" draw:style-name="a26" draw:name="Picture 4" svg:x="0in" svg:y="0in" svg:width="3.86458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HARAMICROSS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HIGHWAVE - High-Wave Candle</text:p>
          </table:table-cell>
          <table:table-cell table:style-name="ce9"/>
          <table:table-cell table:style-name="ce1">
            <draw:frame draw:z-index="28" draw:id="id27" draw:style-name="a27" draw:name="Picture 5" svg:x="0in" svg:y="0in" svg:width="3.98958in" svg:height="2.1979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HIGHWAVE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HIKKAKE - Hikkake Pattern</text:p>
          </table:table-cell>
          <table:table-cell table:style-name="ce9"/>
          <table:table-cell table:style-name="ce1">
            <draw:frame draw:z-index="29" draw:id="id28" draw:style-name="a28" draw:name="Picture 29" svg:x="0in" svg:y="0in" svg:width="4.09375in" svg:height="2.1979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HIKKAKE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HIKKAKEMOD - Modified Hikkake Pattern</text:p>
          </table:table-cell>
          <table:table-cell table:style-name="ce9"/>
          <table:table-cell table:style-name="ce1">
            <draw:frame draw:z-index="30" draw:id="id29" draw:style-name="a29" draw:name="Picture 31" svg:x="0in" svg:y="0in" svg:width="4.1875in" svg:height="2.1979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HIKKAKEMOD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HOMINGPIGEON - Homing Pigeon</text:p>
          </table:table-cell>
          <table:table-cell table:style-name="ce9"/>
          <table:table-cell table:style-name="ce1">
            <draw:frame draw:z-index="31" draw:id="id30" draw:style-name="a30" draw:name="Picture 32" svg:x="0in" svg:y="0in" svg:width="2.89583in" svg:height="2.1979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HOMINGPIGEON(open, high, low, close)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string" table:style-name="ce3">
            <text:p>CDLIDENTICAL3CROWS - Identical Three Crows</text:p>
          </table:table-cell>
          <table:table-cell table:style-name="ce9"/>
          <table:table-cell table:style-name="ce1">
            <draw:frame draw:z-index="32" draw:id="id31" draw:style-name="a31" draw:name="Picture 33" svg:x="0in" svg:y="0in" svg:width="3.13542in" svg:height="2.2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IDENTICAL3CROWS(open, high, low, close)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string" table:style-name="ce4">
            <text:p>CDLINNECK - In-Neck Pattern</text:p>
          </table:table-cell>
          <table:table-cell table:style-name="ce9"/>
          <table:table-cell table:style-name="ce1">
            <draw:frame draw:z-index="34" draw:id="id33" draw:style-name="a33" draw:name="Picture 35" svg:x="0in" svg:y="0in" svg:width="4.16667in" svg:height="2.2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INNECK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INVERTEDHAMMER - Inverted Hammer</text:p>
          </table:table-cell>
          <table:table-cell table:style-name="ce11"/>
          <table:table-cell table:style-name="ce1">
            <draw:frame draw:z-index="35" draw:id="id34" draw:style-name="a34" draw:name="Picture 36" svg:x="0in" svg:y="0in" svg:width="2.86458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INVERTEDHAMMER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KICKING - Kicking</text:p>
          </table:table-cell>
          <table:table-cell table:style-name="ce9"/>
          <table:table-cell table:style-name="ce1">
            <draw:frame draw:z-index="36" draw:id="id35" draw:style-name="a35" draw:name="Picture 37" svg:x="0in" svg:y="0in" svg:width="4.0625in" svg:height="2.2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KICKING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KICKINGBYLENGTH - Kicking - bull/bear determined by the longer marubozu</text:p>
          </table:table-cell>
          <table:table-cell table:style-name="ce10"/>
          <table:table-cell table:number-columns-repeated="16382"/>
        </table:table-row>
        <table:table-row table:style-name="ro2">
          <table:table-cell office:value-type="string" table:style-name="ce3">
            <text:p>integer = CDLKICKINGBYLENGTH(open, high, low, close)</text:p>
          </table:table-cell>
          <table:table-cell table:style-name="ce10"/>
          <table:table-cell table:number-columns-repeated="16382"/>
        </table:table-row>
        <table:table-row table:style-name="ro2">
          <table:table-cell office:value-type="string" table:style-name="ce4">
            <text:p>CDLLADDERBOTTOM - Ladder Bottom</text:p>
          </table:table-cell>
          <table:table-cell table:style-name="ce11"/>
          <table:table-cell table:style-name="ce1">
            <draw:frame draw:z-index="37" draw:id="id36" draw:style-name="a36" draw:name="Picture 9" svg:x="0in" svg:y="0in" svg:width="3.23958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LADDERBOTTOM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LONGLEGGEDDOJI - Long Legged Doji</text:p>
          </table:table-cell>
          <table:table-cell table:style-name="ce9"/>
          <table:table-cell table:style-name="ce1">
            <draw:frame draw:z-index="38" draw:id="id37" draw:style-name="a37" draw:name="Picture 38" svg:x="0in" svg:y="0in" svg:width="3.92708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LONGLEGGEDDOJI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LONGLINE - Long Line Candle</text:p>
          </table:table-cell>
          <table:table-cell table:style-name="ce9"/>
          <table:table-cell table:style-name="ce1">
            <draw:frame draw:z-index="39" draw:id="id38" draw:style-name="a38" draw:name="Picture 39" svg:x="0in" svg:y="0in" svg:width="4.0625in" svg:height="2.2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LONGLINE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MARUBOZU - Marubozu</text:p>
          </table:table-cell>
          <table:table-cell table:style-name="ce9"/>
          <table:table-cell table:style-name="ce1">
            <draw:frame draw:z-index="40" draw:id="id39" draw:style-name="a39" draw:name="Picture 40" svg:x="0in" svg:y="0in" svg:width="3.83333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MARUBOZU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MATCHINGLOW - Matching Low</text:p>
          </table:table-cell>
          <table:table-cell table:style-name="ce11"/>
          <table:table-cell table:style-name="ce1">
            <draw:frame draw:z-index="41" draw:id="id40" draw:style-name="a40" draw:name="Picture 41" svg:x="0in" svg:y="0in" svg:width="2.97917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MATCHINGLOW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MATHOLD - Mat Hold</text:p>
          </table:table-cell>
          <table:table-cell table:style-name="ce9"/>
          <table:table-cell table:style-name="ce1">
            <draw:frame draw:z-index="42" draw:id="id41" draw:style-name="a41" draw:name="Picture 42" svg:x="0in" svg:y="0in" svg:width="4.11458in" svg:height="2.2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MATHOLD(open, high, low, close, penetration=0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MORNINGDOJISTAR - Morning Doji Star</text:p>
          </table:table-cell>
          <table:table-cell table:style-name="ce11"/>
          <table:table-cell table:style-name="ce1">
            <draw:frame draw:z-index="44" draw:id="id43" draw:style-name="a43" draw:name="Picture 45" svg:x="0in" svg:y="0in" svg:width="2.89583in" svg:height="2.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MORNINGDOJISTAR(open, high, low, close, penetration=0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MORNINGSTAR - Morning Star</text:p>
          </table:table-cell>
          <table:table-cell table:style-name="ce11"/>
          <table:table-cell table:style-name="ce1">
            <draw:frame draw:z-index="43" draw:id="id42" draw:style-name="a42" draw:name="Picture 44" svg:x="0in" svg:y="0in" svg:width="3.02083in" svg:height="2.2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MORNINGSTAR(open, high, low, close, penetration=0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ONNECK - On-Neck Pattern</text:p>
          </table:table-cell>
          <table:table-cell table:style-name="ce9"/>
          <table:table-cell table:style-name="ce1">
            <draw:frame draw:z-index="45" draw:id="id44" draw:style-name="a44" draw:name="Picture 46" svg:x="0in" svg:y="0in" svg:width="3.92708in" svg:height="2.23958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ONNECK(open, high, low, close)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string" table:style-name="ce3">
            <text:p>CDLPIERCING - Piercing Pattern</text:p>
          </table:table-cell>
          <table:table-cell table:style-name="ce9"/>
          <table:table-cell table:style-name="ce1">
            <draw:frame draw:z-index="46" draw:id="id45" draw:style-name="a45" draw:name="Picture 47" svg:x="0in" svg:y="0in" svg:width="4.05208in" svg:height="2.1979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PIERCING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RICKSHAWMAN - Rickshaw Man</text:p>
          </table:table-cell>
          <table:table-cell table:style-name="ce9"/>
          <table:table-cell table:style-name="ce1">
            <draw:frame draw:z-index="47" draw:id="id46" draw:style-name="a46" draw:name="Picture 48" svg:x="0in" svg:y="0in" svg:width="3.92708in" svg:height="2.2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RICKSHAWMAN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RISEFALL3METHODS - Rising/Falling Three Methods</text:p>
          </table:table-cell>
          <table:table-cell table:style-name="ce9"/>
          <table:table-cell table:style-name="ce1">
            <draw:frame draw:z-index="48" draw:id="id47" draw:style-name="a47" draw:name="Picture 49" svg:x="0in" svg:y="0in" svg:width="4.72917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RISEFALL3METHODS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SEPARATINGLINES - Separating Lines</text:p>
          </table:table-cell>
          <table:table-cell table:style-name="ce9"/>
          <table:table-cell table:style-name="ce1">
            <draw:frame draw:z-index="49" draw:id="id48" draw:style-name="a48" draw:name="Picture 50" svg:x="0in" svg:y="0in" svg:width="4.26042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SEPARATINGLINES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SHOOTINGSTAR - Shooting Star</text:p>
          </table:table-cell>
          <table:table-cell table:style-name="ce9"/>
          <table:table-cell table:style-name="ce1">
            <draw:frame draw:z-index="50" draw:id="id49" draw:style-name="a49" draw:name="Picture 51" svg:x="0in" svg:y="0in" svg:width="2.42708in" svg:height="2.22917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SHOOTINGSTAR(open, high, low, close)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string" table:style-name="ce4">
            <text:p>CDLSHORTLINE - Short Line Candle</text:p>
          </table:table-cell>
          <table:table-cell table:style-name="ce9"/>
          <table:table-cell table:style-name="ce1">
            <draw:frame draw:z-index="51" draw:id="id50" draw:style-name="a50" draw:name="Picture 52" svg:x="0in" svg:y="0in" svg:width="4.45833in" svg:height="2.2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SHORTLINE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SPINNINGTOP - Spinning Top</text:p>
          </table:table-cell>
          <table:table-cell table:style-name="ce9"/>
          <table:table-cell table:style-name="ce1">
            <draw:frame draw:z-index="52" draw:id="id51" draw:style-name="a51" draw:name="Picture 53" svg:x="0in" svg:y="0in" svg:width="3.875in" svg:height="2.1979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SPINNINGTOP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STALLEDPATTERN - Stalled Pattern</text:p>
          </table:table-cell>
          <table:table-cell table:style-name="ce9"/>
          <table:table-cell table:style-name="ce1">
            <draw:frame draw:z-index="53" draw:id="id52" draw:style-name="a52" draw:name="Picture 54" svg:x="0in" svg:y="0in" svg:width="4.5625in" svg:height="2.2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STALLEDPATTERN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STICKSANDWICH - Stick Sandwich</text:p>
          </table:table-cell>
          <table:table-cell table:style-name="ce9"/>
          <table:table-cell table:style-name="ce1">
            <draw:frame draw:z-index="54" draw:id="id53" draw:style-name="a53" draw:name="Picture 55" svg:x="0in" svg:y="0in" svg:width="4.6875in" svg:height="2.22917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STICKSANDWICH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TAKURI - Takuri (Dragonfly Doji with very long lower shadow)</text:p>
          </table:table-cell>
          <table:table-cell table:style-name="ce11"/>
          <table:table-cell table:style-name="ce1">
            <draw:frame draw:z-index="55" draw:id="id54" draw:style-name="a54" draw:name="Picture 56" svg:x="0in" svg:y="0in" svg:width="1.92708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TAKURI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TASUKIGAP - Tasuki Gap</text:p>
          </table:table-cell>
          <table:table-cell table:style-name="ce9"/>
          <table:table-cell table:style-name="ce1">
            <draw:frame draw:z-index="56" draw:id="id55" draw:style-name="a55" draw:name="Picture 57" svg:x="0in" svg:y="0in" svg:width="4.15625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TASUKIGAP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THRUSTING - Thrusting Pattern</text:p>
          </table:table-cell>
          <table:table-cell table:style-name="ce9"/>
          <table:table-cell table:style-name="ce1">
            <draw:frame draw:z-index="57" draw:id="id56" draw:style-name="a56" draw:name="Picture 58" svg:x="0in" svg:y="0in" svg:width="4.28125in" svg:height="2.2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THRUSTING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TRISTAR - Tristar Pattern</text:p>
          </table:table-cell>
          <table:table-cell table:style-name="ce9"/>
          <table:table-cell table:style-name="ce1">
            <draw:frame draw:z-index="58" draw:id="id57" draw:style-name="a57" draw:name="Picture 59" svg:x="0in" svg:y="0in" svg:width="4.63542in" svg:height="2.2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TRISTAR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4">
            <text:p>CDLUNIQUE3RIVER - Unique 3 River</text:p>
          </table:table-cell>
          <table:table-cell table:style-name="ce11"/>
          <table:table-cell table:style-name="ce1">
            <draw:frame draw:z-index="59" draw:id="id58" draw:style-name="a58" draw:name="Picture 60" svg:x="0in" svg:y="0in" svg:width="2.98958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integer = CDLUNIQUE3RIVER(open, high, low, close)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string" table:style-name="ce3">
            <text:p>CDLUPSIDEGAP2CROWS - Upside Gap Two Crows</text:p>
          </table:table-cell>
          <table:table-cell table:style-name="ce9"/>
          <table:table-cell table:style-name="ce1">
            <draw:frame draw:z-index="60" draw:id="id59" draw:style-name="a59" draw:name="Picture 61" svg:x="0in" svg:y="0in" svg:width="3.08333in" svg:height="2.22917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3">
            <text:p>integer = CDLUPSIDEGAP2CROWS(open, high, low, close)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string" table:style-name="ce4">
            <text:p>CDLXSIDEGAP3METHODS - Upside/Downside Gap Three Methods</text:p>
          </table:table-cell>
          <table:table-cell table:style-name="ce9"/>
          <table:table-cell table:style-name="ce1">
            <draw:frame draw:z-index="61" draw:id="id60" draw:style-name="a60" draw:name="Picture 62" svg:x="0in" svg:y="0in" svg:width="2.80208in" svg:height="2.2083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62" draw:id="id61" draw:style-name="a61" draw:name="Picture 63" svg:x="0.16667in" svg:y="0in" svg:width="2.53125in" svg:height="2.218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string" table:style-name="ce4">
            <text:p>integer = CDLXSIDEGAP3METHODS(open, high, low, close)</text:p>
          </table:table-cell>
          <table:table-cell table:style-name="ce11"/>
          <table:table-cell table:number-columns-repeated="16382"/>
        </table:table-row>
        <table:table-row table:number-rows-repeated="1048453" table:style-name="ro2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5">
            <text:p>Two Crow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6">
            <text:p>First candle</text:p>
          </table:table-cell>
          <table:table-cell table:style-name="ce7"/>
          <table:table-cell table:number-columns-repeated="16382"/>
        </table:table-row>
        <table:table-row table:style-name="ro5">
          <table:table-cell table:style-name="ce7"/>
          <table:table-cell office:value-type="string" table:style-name="ce6">
            <text:p>a candle in an uptrend</text:p>
          </table:table-cell>
          <table:table-cell table:number-columns-repeated="16382"/>
        </table:table-row>
        <table:table-row table:style-name="ro4">
          <table:table-cell table:style-name="ce7"/>
          <table:table-cell office:value-type="string" table:style-name="ce6">
            <text:p>white body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Second candle</text:p>
          </table:table-cell>
          <table:table-cell table:style-name="ce7"/>
          <table:table-cell table:number-columns-repeated="16382"/>
        </table:table-row>
        <table:table-row table:style-name="ro4">
          <table:table-cell table:style-name="ce7"/>
          <table:table-cell office:value-type="string" table:style-name="ce6">
            <text:p>black body</text:p>
          </table:table-cell>
          <table:table-cell table:number-columns-repeated="16382"/>
        </table:table-row>
        <table:table-row table:style-name="ro6">
          <table:table-cell table:style-name="ce7"/>
          <table:table-cell office:value-type="string" table:style-name="ce6">
            <text:p>the closing price above the prior closing price (gap between bodies)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Third candle</text:p>
          </table:table-cell>
          <table:table-cell table:style-name="ce7"/>
          <table:table-cell table:number-columns-repeated="16382"/>
        </table:table-row>
        <table:table-row table:style-name="ro4">
          <table:table-cell table:style-name="ce7"/>
          <table:table-cell office:value-type="string" table:style-name="ce6">
            <text:p>black body</text:p>
          </table:table-cell>
          <table:table-cell table:number-columns-repeated="16382"/>
        </table:table-row>
        <table:table-row table:style-name="ro7">
          <table:table-cell table:style-name="ce7"/>
          <table:table-cell office:value-type="string" table:style-name="ce6">
            <text:p>the opening price within the prior body</text:p>
          </table:table-cell>
          <table:table-cell table:number-columns-repeated="16382"/>
        </table:table-row>
        <table:table-row table:style-name="ro8">
          <table:table-cell table:style-name="ce7"/>
          <table:table-cell office:value-type="string" table:style-name="ce6">
            <text:p>the closing price within the body of the first line (gap close)</text:p>
          </table:table-cell>
          <table:table-cell table:number-columns-repeated="16382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1-04-01T02:49:47Z</meta:creation-date>
    <dc:date>2021-04-01T14:21:24Z</dc:date>
  </office:meta>
</office:document-meta>
</file>